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e" fo:country="DE" fo:font-weight="normal" officeooo:rsid="00119106" officeooo:paragraph-rsid="00119106" style:font-weight-asian="normal" style:font-weight-complex="normal"/>
    </style:style>
    <style:style style:name="P2" style:family="paragraph" style:parent-style-name="Text_20_body">
      <style:text-properties fo:language="de" fo:country="DE" officeooo:rsid="0016286b" officeooo:paragraph-rsid="0016286b"/>
    </style:style>
    <style:style style:name="P3" style:family="paragraph" style:parent-style-name="Text_20_body">
      <style:text-properties fo:language="de" fo:country="DE" officeooo:rsid="0016a1f8" officeooo:paragraph-rsid="0016a1f8"/>
    </style:style>
    <style:style style:name="P4" style:family="paragraph" style:parent-style-name="Text_20_body">
      <style:text-properties fo:language="de" fo:country="DE" officeooo:rsid="001ced19" officeooo:paragraph-rsid="001ced19"/>
    </style:style>
    <style:style style:name="P5" style:family="paragraph" style:parent-style-name="Text_20_body">
      <style:text-properties fo:language="de" fo:country="DE" officeooo:rsid="001ced19" officeooo:paragraph-rsid="002e3eb5"/>
    </style:style>
    <style:style style:name="P6" style:family="paragraph" style:parent-style-name="Text_20_body">
      <style:text-properties fo:language="de" fo:country="DE" officeooo:rsid="00206efe" officeooo:paragraph-rsid="00206efe"/>
    </style:style>
    <style:style style:name="P7" style:family="paragraph" style:parent-style-name="Text_20_body">
      <style:text-properties fo:language="de" fo:country="DE" officeooo:rsid="0021e31d" officeooo:paragraph-rsid="0021e31d"/>
    </style:style>
    <style:style style:name="P8" style:family="paragraph" style:parent-style-name="Text_20_body">
      <style:text-properties fo:language="de" fo:country="DE" officeooo:rsid="0021e31d" officeooo:paragraph-rsid="0025b58e"/>
    </style:style>
    <style:style style:name="P9" style:family="paragraph" style:parent-style-name="Text_20_body">
      <style:text-properties fo:language="de" fo:country="DE" officeooo:rsid="00263f6b" officeooo:paragraph-rsid="00263f6b"/>
    </style:style>
    <style:style style:name="P10" style:family="paragraph" style:parent-style-name="Text_20_body">
      <style:text-properties fo:language="de" fo:country="DE" officeooo:rsid="00268898" officeooo:paragraph-rsid="00268898"/>
    </style:style>
    <style:style style:name="P11" style:family="paragraph" style:parent-style-name="Text_20_body">
      <style:text-properties fo:language="de" fo:country="DE" officeooo:rsid="00269845" officeooo:paragraph-rsid="00269845"/>
    </style:style>
    <style:style style:name="P12" style:family="paragraph" style:parent-style-name="Text_20_body">
      <style:text-properties fo:language="de" fo:country="DE" officeooo:rsid="00269845" officeooo:paragraph-rsid="002b0bae"/>
    </style:style>
    <style:style style:name="P13" style:family="paragraph" style:parent-style-name="Text_20_body">
      <style:text-properties fo:language="de" fo:country="DE" officeooo:rsid="0027ad75" officeooo:paragraph-rsid="0027ad75"/>
    </style:style>
    <style:style style:name="P14" style:family="paragraph" style:parent-style-name="Text_20_body">
      <style:text-properties officeooo:paragraph-rsid="001e9526"/>
    </style:style>
    <style:style style:name="P15" style:family="paragraph" style:parent-style-name="Text_20_body">
      <style:text-properties officeooo:rsid="00304a8f" officeooo:paragraph-rsid="00304a8f"/>
    </style:style>
    <style:style style:name="P16" style:family="paragraph" style:parent-style-name="Text_20_body">
      <style:text-properties fo:language="de" fo:country="DE" officeooo:rsid="002e3eb5" officeooo:paragraph-rsid="0014025a"/>
    </style:style>
    <style:style style:name="P17" style:family="paragraph" style:parent-style-name="Text_20_body">
      <style:text-properties fo:language="de" fo:country="DE" officeooo:rsid="000fba28" officeooo:paragraph-rsid="000fba28"/>
    </style:style>
    <style:style style:name="P18" style:family="paragraph" style:parent-style-name="Text_20_body">
      <style:text-properties style:font-name="Liberation Sans" fo:language="de" fo:country="DE" fo:font-weight="bold" officeooo:rsid="00119106" officeooo:paragraph-rsid="00119106" style:font-weight-asian="bold" style:font-weight-complex="bold"/>
    </style:style>
    <style:style style:name="P19" style:family="paragraph" style:parent-style-name="Text_20_body">
      <style:text-properties style:font-name="Liberation Sans" fo:language="de" fo:country="DE" fo:font-weight="bold" officeooo:rsid="00119106" officeooo:paragraph-rsid="0016a1f8" style:font-weight-asian="bold" style:font-weight-complex="bold"/>
    </style:style>
    <style:style style:name="P20" style:family="paragraph" style:parent-style-name="Text_20_body">
      <style:text-properties style:font-name="Liberation Sans" fo:language="de" fo:country="DE" fo:font-weight="bold" officeooo:rsid="00119106" officeooo:paragraph-rsid="00206efe" style:font-weight-asian="bold" style:font-weight-complex="bold"/>
    </style:style>
    <style:style style:name="P21" style:family="paragraph" style:parent-style-name="Text_20_body">
      <style:text-properties style:font-name="Liberation Sans" fo:language="de" fo:country="DE" fo:font-weight="bold" officeooo:rsid="00119106" officeooo:paragraph-rsid="0025b58e" style:font-weight-asian="bold" style:font-weight-complex="bold"/>
    </style:style>
    <style:style style:name="P22" style:family="paragraph" style:parent-style-name="Text_20_body">
      <style:text-properties style:font-name="Liberation Sans" fo:language="de" fo:country="DE" fo:font-weight="bold" officeooo:rsid="00119106" officeooo:paragraph-rsid="0027ad75" style:font-weight-asian="bold" style:font-weight-complex="bold"/>
    </style:style>
    <style:style style:name="P23" style:family="paragraph" style:parent-style-name="Text_20_body">
      <style:text-properties style:font-name="Liberation Sans" fo:language="de" fo:country="DE" fo:font-weight="bold" officeooo:rsid="00119106" officeooo:paragraph-rsid="00268898" style:font-weight-asian="bold" style:font-weight-complex="bold"/>
    </style:style>
    <style:style style:name="P24" style:family="paragraph" style:parent-style-name="Heading_20_1">
      <style:text-properties fo:language="en" fo:country="GB"/>
    </style:style>
    <style:style style:name="P25" style:family="paragraph" style:parent-style-name="Heading_20_2">
      <style:text-properties fo:language="de" fo:country="DE"/>
    </style:style>
    <style:style style:name="P26" style:family="paragraph" style:parent-style-name="Heading_20_2">
      <style:text-properties fo:language="de" fo:country="DE" officeooo:paragraph-rsid="001a9801"/>
    </style:style>
    <style:style style:name="P27" style:family="paragraph" style:parent-style-name="Heading_20_2">
      <style:text-properties fo:language="de" fo:country="DE" officeooo:paragraph-rsid="0014025a"/>
    </style:style>
    <style:style style:name="P28" style:family="paragraph" style:parent-style-name="Heading_20_3">
      <style:text-properties fo:language="de" fo:country="DE" officeooo:rsid="000fba28" officeooo:paragraph-rsid="000fba28"/>
    </style:style>
    <style:style style:name="P29" style:family="paragraph" style:parent-style-name="Heading_20_3">
      <style:text-properties fo:language="de" fo:country="DE" officeooo:rsid="000fba28" officeooo:paragraph-rsid="00124bc6"/>
    </style:style>
    <style:style style:name="P30" style:family="paragraph" style:parent-style-name="Heading_20_3">
      <style:text-properties fo:language="de" fo:country="DE" officeooo:rsid="000fba28" officeooo:paragraph-rsid="0014025a"/>
    </style:style>
    <style:style style:name="T1" style:family="text">
      <style:text-properties fo:language="en" fo:country="GB"/>
    </style:style>
    <style:style style:name="T2" style:family="text">
      <style:text-properties officeooo:rsid="0014025a"/>
    </style:style>
    <style:style style:name="T3" style:family="text">
      <style:text-properties officeooo:rsid="00149e1b"/>
    </style:style>
    <style:style style:name="T4" style:family="text">
      <style:text-properties officeooo:rsid="001660c7"/>
    </style:style>
    <style:style style:name="T5" style:family="text">
      <style:text-properties officeooo:rsid="0016a1f8"/>
    </style:style>
    <style:style style:name="T6" style:family="text">
      <style:text-properties officeooo:rsid="0017af6d"/>
    </style:style>
    <style:style style:name="T7" style:family="text">
      <style:text-properties officeooo:rsid="001a91f2"/>
    </style:style>
    <style:style style:name="T8" style:family="text">
      <style:text-properties fo:language="de" fo:country="DE"/>
    </style:style>
    <style:style style:name="T9" style:family="text">
      <style:text-properties fo:language="de" fo:country="DE" officeooo:rsid="001ced19"/>
    </style:style>
    <style:style style:name="T10" style:family="text">
      <style:text-properties fo:language="de" fo:country="DE" officeooo:rsid="00206efe"/>
    </style:style>
    <style:style style:name="T11" style:family="text">
      <style:text-properties officeooo:rsid="001a9801"/>
    </style:style>
    <style:style style:name="T12" style:family="text">
      <style:text-properties officeooo:rsid="001ab4a6"/>
    </style:style>
    <style:style style:name="T13" style:family="text">
      <style:text-properties officeooo:rsid="001c7e61"/>
    </style:style>
    <style:style style:name="T14" style:family="text">
      <style:text-properties officeooo:rsid="00233d0b"/>
    </style:style>
    <style:style style:name="T15" style:family="text">
      <style:text-properties officeooo:rsid="00240de4"/>
    </style:style>
    <style:style style:name="T16" style:family="text">
      <style:text-properties officeooo:rsid="002412a6"/>
    </style:style>
    <style:style style:name="T17" style:family="text">
      <style:text-properties officeooo:rsid="0025b58e"/>
    </style:style>
    <style:style style:name="T18" style:family="text">
      <style:text-properties officeooo:rsid="0029a347"/>
    </style:style>
    <style:style style:name="T19" style:family="text">
      <style:text-properties officeooo:rsid="002ae503"/>
    </style:style>
    <style:style style:name="T20" style:family="text">
      <style:text-properties officeooo:rsid="002b0bae"/>
    </style:style>
    <style:style style:name="T21" style:family="text">
      <style:text-properties officeooo:rsid="002b3bad"/>
    </style:style>
    <style:style style:name="T22" style:family="text">
      <style:text-properties officeooo:rsid="002d69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Refactoring</text:h>
      <text:h text:style-name="Heading_20_2" text:outline-level="2"><text:span text:style-name="T8">Code </text:span><text:span text:style-name="T1">Smell</text:span><text:span text:style-name="T8"> 1 – </text:span><text:bookmark text:name="firstHeading"/><text:span text:style-name="T10">High </text:span>Cyclomatic complexity</text:h>
      <text:p text:style-name="P17">Um eine Menüstruktur au<text:span text:style-name="T3">f</text:span>zubauen, mit welcher in und aus Untermenüs navigiert werden kann, haben wir Abfrageschleifen erstellt. Diese Reagieren auf eine Benutzereingabe und öffnen das entsprechende Fenster. In diesem wurde eine weiter Schleife betreten welche der <text:span text:style-name="T3">S</text:span>chleife des überliegenden Menüs gleicht. Da die Auswahlmöglichkeiten <text:span text:style-name="T3">eines</text:span> Menü<text:span text:style-name="T3">s</text:span> <text:span text:style-name="T3">diesem bei jeweils vor dem Öffnen </text:span>mitgegeben wurden, hatte dieses sich selbst sowie seine Untermenüs zu verwalten. Diese Kopplung macht die gesamte Struktur schwerfälliger und kompliziert zu warten, <text:span text:style-name="T3">da ein Menü dass viele Untermenüs hatte weit gestreute Abhängigkeiten aufweist.</text:span></text:p>
      <text:p text:style-name="P18">UML-Diagramm</text:p>
      <text:p text:style-name="P1">Menü-Scheifen-UML.png</text:p>
      <text:p text:style-name="P18">Code-Abschnitt</text:p>
      <text:p text:style-name="P1">Schleife-GameLibrary.png</text:p>
      <text:p text:style-name="P1">Schleife-ManageAccount.png</text:p>
      <text:h text:style-name="P28" text:outline-level="3">Optimierung</text:h>
      <text:p text:style-name="P2">Die Optimierung wurde durch ein Umdenken der Menükommunikation bewerkstelligt. Hierbei sind wir zu einem Messaging-System umgestiegen, mit dem MenuManager als Vermittler <text:span text:style-name="T5">zwischen den Menüs</text:span>. Die Interaktione<text:span text:style-name="T6">n</text:span> mit einem Menü werden <text:span text:style-name="T6">als Nachrichten der GUI-Instanz</text:span> über den MenuManager als Relay direkt an die einzelnen Menüs weitergeleitet. <text:span text:style-name="T4">Bei einem Menüwechsel wird diese Aufforderung an den MenuManager weitergegeben welcher diese Verarbeitet, die Messaging-Verbindung mit dem verlassenen Menü trennt und eine Verbindung mit dem neuen Menü auf</text:span><text:span text:style-name="T6">baut</text:span><text:span text:style-name="T4">. </text:span><text:span text:style-name="T7">So sind die einzelnen Menüs getrennt von einander und </text:span><text:span text:style-name="T13">laufen in eigenen Abschnitten ohne</text:span><text:span text:style-name="T7"> Abhängigkeiten zueinander.</text:span></text:p>
      <text:p text:style-name="P19">UML-Diagramm</text:p>
      <text:p text:style-name="P15">MenuManager-UML.png</text:p>
      <text:p text:style-name="P19">Code-Abschnitt</text:p>
      <text:p text:style-name="P3">OpenMenus-MenuManager.png</text:p>
      <text:p text:style-name="P14"><text:span text:style-name="T9">(Quelle: </text:span><text:a xlink:type="simple" xlink:href="https://www.google.de/search?hl=de&amp;tbo=p&amp;tbm=bks&amp;q=inauthor:%22Thomas+J.+McCabe%22&amp;source=gbs_metadata_r&amp;cad=6" text:style-name="Internet_20_link" text:visited-style-name="Visited_20_Internet_20_Link">Thomas J. McCabe</text:a>; <text:span text:style-name="T9">Structured Testing; IEEE Computer Society Press, 1983)</text:span></text:p>
      <text:h text:style-name="P25" text:outline-level="2">Code <text:span text:style-name="T1">Smell</text:span> 2 – <text:span text:style-name="T12">Long Method</text:span></text:h>
      <text:p text:style-name="P6">Im Playground gibt es eine Mathode, welche 30 Zeilen umfasst. Die Methode play() beschreibt wie das Ausführen eines Spiels in den in den gröbsten Zügen abläuft. Dabei gibt es jedoch einen unterschied zwischen Einzelspieler- und Mehrspieler-Spielen. Abhängig von der benötigten Spieleranzahl werden diese aufgefordert einen Account auszuwählen.</text:p>
      <text:p text:style-name="P20">Code-Abschnitt</text:p>
      <text:p text:style-name="P6">Codes-Smell-Große Funktion.png </text:p>
      <text:h text:style-name="P28" text:outline-level="3"><text:soft-page-break/>Optimierung</text:h>
      <text:p text:style-name="P7">Um die Funktion zur besseren Lesbarkeit zu verkleinern, haben wir die große Funktion in mehrere kleine zerschnitten. Die Vereinzelteil<text:span text:style-name="T15">ung</text:span> hilft dabei sowohl gegen eine gewisse Code Wiederholung als auch <text:span text:style-name="T15">zu</text:span>r Abstraktion der play-Methode. Diese beinhaltet nun nur sprechende Funktion<text:span text:style-name="T14">s</text:span>name, welche den Spielablauf beschreiben. <text:span text:style-name="T16">Die darin verwendeten Methoden übernehmen das wiederholende Verhalten und die Aktivierung von Untermenüs.</text:span></text:p>
      <text:p text:style-name="P21">Code-Abschnitt</text:p>
      <text:p text:style-name="P8">Code-Smell-Große Funktion-Lösung-1.png</text:p>
      <text:p text:style-name="P8">Code-Smell-Große Funktion-Lösung-<text:span text:style-name="T17">2</text:span>.png</text:p>
      <text:p text:style-name="P8">Code-Smell-Große Funktion-Lösung-<text:span text:style-name="T17">3</text:span>.png</text:p>
      <text:p text:style-name="P4">(Quelle: https://refactoring.guru/smells/long-method)</text:p>
      <text:h text:style-name="P26" text:outline-level="2">Code <text:span text:style-name="T1">Smell</text:span> 3 – <text:span text:style-name="T11">Duplicated Code</text:span></text:h>
      <text:p text:style-name="P11">Es gibt Funktionen, welche in jedem Menü vorkommen, wobei sich diese nur in den verwendeten Variablen unterscheiden. Dazu gehört der Aufbau des Menüs, welches durch Senden der entsprechenden Elemente über das Relay bewerkstelligt wird. Ebenso doppelt sich die Prüfung der Nutzerinteraktionen. Jedes Menü muss für sich testen ob eine Interaktion im damit ein Reaktion ausgeführt werden muss.</text:p>
      <text:p text:style-name="P22">Code-Abschnitt</text:p>
      <text:p text:style-name="P11">Code-Smell-Duplicated Code-1.<text:span text:style-name="T19">png</text:span></text:p>
      <text:p text:style-name="P12">Code-Smell-Duplicated Code-<text:span text:style-name="T20">2</text:span>.<text:span text:style-name="T19">png</text:span></text:p>
      <text:h text:style-name="P29" text:outline-level="3">Optimierung</text:h>
      <text:p text:style-name="P13">Zu Codeeinsparung haben wir die MenuActions-Klasse angelegt welche diese Funktionen implementiert. Die Menüs übergeben der benötigten Funktion einfach die zu berücksichtigen Parameter. Hierbei muss kein<text:span text:style-name="T21">e</text:span> <text:span text:style-name="T21">Instanz</text:span> von MenuActions gespeichert werden, da diese selbst keine Werte speichert.</text:p>
      <text:p text:style-name="P22">Code-Abschnitt</text:p>
      <text:p text:style-name="P13">Code-Smell-Duplicated Code-Lösung-1.<text:span text:style-name="T18">png</text:span></text:p>
      <text:p text:style-name="P13">Code-Smell-Duplicated Code-Lösung-<text:span text:style-name="T18">2.png</text:span></text:p>
      <text:p text:style-name="P13">Code-Smell-Duplicated Code-Lösung-<text:span text:style-name="T18">3.png</text:span></text:p>
      <text:p text:style-name="P4">(Quelle: https://refactoring.guru/smells/duplicate-code)</text:p>
      <text:h text:style-name="P27" text:outline-level="2">Code <text:span text:style-name="T1">Smell</text:span> <text:span text:style-name="T2">4</text:span> – <text:span text:style-name="T2">Shootgun Surgery</text:span></text:h>
      <text:p text:style-name="P9">Für eine unabhängige Beschreibung der GUI-Darstellung haben wir die Elemente in eigene Klassen ausgelagert. Jedes darzustellenden Oberflächenobjekt besitzt eine eigene Struktur die genau beschreibt wie dieses aussehen soll. Da die Menüs jedoch ein geordnetes Erscheinungsbild haben sollen, müssen die Verhältnisse der Objekte zueinander überein stimmen. Um eine Veränderung in <text:soft-page-break/>der Positionierung zu erzielen, müssen somit immer alle Objekte angepasst werden, damit dieses Verhältnis gewahrt bleibt.</text:p>
      <text:p text:style-name="P23">Code-Abschnitt</text:p>
      <text:p text:style-name="P10">Code-Smell-Shotgun-1.png</text:p>
      <text:p text:style-name="P10">Code-Smell-Shotgun-<text:span text:style-name="T22">2</text:span>.png</text:p>
      <text:p text:style-name="P10">Code-Smell-Shotgun-<text:span text:style-name="T22">3</text:span>.png</text:p>
      <text:h text:style-name="P30" text:outline-level="3">Optimierung</text:h>
      <text:p text:style-name="P16">Wir haben die Lesbarkeit optimiert, indem wir explizite Zahlen (magic numbers) durch Literale ersetzt haben. Ebenso ist es nun einfacher Änderungen an Button-Reihen vorzunehmen, da mit Hilfe der Literalen das Verhältnis aufrecht erhalten wird. Diese dienen nun als zentrale Stellschrauben zur Darstellungsanpassung, während Feinjustierungen immer noch möglich sind.</text:p>
      <text:p text:style-name="P23">Code-Abschnitt</text:p>
      <text:p text:style-name="P10">Code-Smell-Shotgun-Lösung-1.png</text:p>
      <text:p text:style-name="P10">Code-Smell-Shotgun-Lösung-<text:span text:style-name="T22">2</text:span>.png</text:p>
      <text:p text:style-name="P10">Code-Smell-Shotgun-Lösung-<text:span text:style-name="T22">3</text:span>.png</text:p>
      <text:p text:style-name="P5">(Quelle: <text:a xlink:type="simple" xlink:href="https://refactoring.guru/smells/shotgun-surgery" text:style-name="Internet_20_link" text:visited-style-name="Visited_20_Internet_20_Link">https://refactoring.guru/smells/shotgun-surgery</text:a></text:p>
      <text:p text:style-name="P5"><text:s text:c="14"/><text:a xlink:type="simple" xlink:href="https://refactoring.guru/replace-magic-number-with-symbolic-constant" text:style-name="Internet_20_link" text:visited-style-name="Visited_20_Internet_20_Link">https://refactoring.guru/replace-magic-number-with-symbolic-constant</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0T16:42:17.019000000</dc:date>
    <meta:editing-duration>PT12H8M49S</meta:editing-duration>
    <meta:editing-cycles>38</meta:editing-cycles>
    <meta:generator>LibreOffice/7.5.1.2$Windows_X86_64 LibreOffice_project/fcbaee479e84c6cd81291587d2ee68cba099e129</meta:generator>
    <meta:document-statistic meta:table-count="0" meta:image-count="0" meta:object-count="0" meta:page-count="3" meta:paragraph-count="52" meta:word-count="566" meta:character-count="4853" meta:non-whitespace-character-count="4320"/>
  </office:meta>
</office:document-meta>
</file>